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19d7" officeooo:paragraph-rsid="001f19d7"/>
    </style:style>
    <style:style style:name="P2" style:family="paragraph" style:parent-style-name="Standard">
      <style:text-properties officeooo:rsid="001f19d7" officeooo:paragraph-rsid="0020ca91"/>
    </style:style>
    <style:style style:name="P3" style:family="paragraph" style:parent-style-name="Standard">
      <style:text-properties fo:font-weight="bold" officeooo:rsid="001f19d7" officeooo:paragraph-rsid="001f19d7" style:font-weight-asian="bold" style:font-weight-complex="bold"/>
    </style:style>
    <style:style style:name="P4" style:family="paragraph" style:parent-style-name="Standard">
      <style:text-properties officeooo:rsid="00274030" officeooo:paragraph-rsid="00274030"/>
    </style:style>
    <style:style style:name="P5" style:family="paragraph" style:parent-style-name="Standard" style:list-style-name="L1">
      <style:text-properties officeooo:rsid="001f19d7" officeooo:paragraph-rsid="001f19d7"/>
    </style:style>
    <style:style style:name="P6" style:family="paragraph" style:parent-style-name="Standard" style:list-style-name="L1">
      <style:text-properties officeooo:rsid="001f19d7" officeooo:paragraph-rsid="0023e59a"/>
    </style:style>
    <style:style style:name="P7" style:family="paragraph" style:parent-style-name="Standard" style:list-style-name="L2">
      <style:text-properties officeooo:rsid="001f19d7" officeooo:paragraph-rsid="001f19d7"/>
    </style:style>
    <style:style style:name="P8" style:family="paragraph" style:parent-style-name="Standard" style:list-style-name="L2">
      <style:text-properties officeooo:rsid="001f19d7" officeooo:paragraph-rsid="0023e59a"/>
    </style:style>
    <style:style style:name="P9" style:family="paragraph" style:parent-style-name="Standard" style:list-style-name="L3">
      <style:text-properties officeooo:rsid="001f19d7" officeooo:paragraph-rsid="001f19d7"/>
    </style:style>
    <style:style style:name="P10" style:family="paragraph" style:parent-style-name="Standard" style:list-style-name="L4">
      <style:text-properties officeooo:rsid="001f19d7" officeooo:paragraph-rsid="001f19d7"/>
    </style:style>
    <style:style style:name="P11" style:family="paragraph" style:parent-style-name="Standard" style:list-style-name="L5">
      <style:text-properties officeooo:rsid="001f19d7" officeooo:paragraph-rsid="001f19d7"/>
    </style:style>
    <style:style style:name="P12" style:family="paragraph" style:parent-style-name="Standard" style:list-style-name="L6">
      <style:text-properties officeooo:rsid="001f19d7" officeooo:paragraph-rsid="001f19d7"/>
    </style:style>
    <style:style style:name="P13" style:family="paragraph" style:parent-style-name="Standard" style:list-style-name="L7">
      <style:text-properties officeooo:rsid="001f19d7" officeooo:paragraph-rsid="001f19d7"/>
    </style:style>
    <style:style style:name="P14" style:family="paragraph" style:parent-style-name="Standard" style:list-style-name="L8">
      <style:text-properties officeooo:rsid="001f19d7" officeooo:paragraph-rsid="001f19d7"/>
    </style:style>
    <style:style style:name="P15" style:family="paragraph" style:parent-style-name="Standard" style:list-style-name="L9">
      <style:text-properties officeooo:rsid="001f19d7" officeooo:paragraph-rsid="001f19d7"/>
    </style:style>
    <style:style style:name="P16" style:family="paragraph" style:parent-style-name="Standard" style:list-style-name="L10">
      <style:text-properties officeooo:rsid="001f19d7" officeooo:paragraph-rsid="0020ca91"/>
    </style:style>
    <style:style style:name="P17" style:family="paragraph" style:parent-style-name="Heading_20_2">
      <style:text-properties officeooo:rsid="0023e59a" officeooo:paragraph-rsid="0023e59a"/>
    </style:style>
    <style:style style:name="P18" style:family="paragraph" style:parent-style-name="Heading_20_2">
      <style:text-properties officeooo:rsid="0020ca91" officeooo:paragraph-rsid="0020ca91"/>
    </style:style>
    <style:style style:name="T1" style:family="text">
      <style:text-properties fo:font-weight="bold" style:font-weight-asian="bold" style:font-weight-complex="bold"/>
    </style:style>
    <style:style style:name="T2" style:family="text">
      <style:text-properties fo:font-weight="bold" officeooo:rsid="00260044" style:font-weight-asian="bold" style:font-weight-complex="bold"/>
    </style:style>
    <style:style style:name="T3" style:family="text">
      <style:text-properties officeooo:rsid="0020ca91"/>
    </style:style>
    <style:style style:name="T4" style:family="text">
      <style:text-properties officeooo:rsid="0023e59a"/>
    </style:style>
    <style:style style:name="T5" style:family="text">
      <style:text-properties officeooo:rsid="00250852"/>
    </style:style>
    <style:style style:name="T6" style:family="text">
      <style:text-properties officeooo:rsid="00260044"/>
    </style:style>
    <style:style style:name="T7" style:family="text">
      <style:text-properties officeooo:rsid="00274030"/>
    </style:style>
    <style:style style:name="T8" style:family="text">
      <style:text-properties officeooo:rsid="002816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Pirátské minimum pro novou Radu Prahy</text:h>
      <text:p text:style-name="P1"/>
      <text:p text:style-name="P3">Zlepšení fungování Zastupitelstva a Rady</text:p>
      <text:list xml:id="list6307619214547272574" text:style-name="L1">
        <text:list-item>
          <text:p text:style-name="P5">Přítomnost člena všech opozičních klubů na Radě / streaming Rady</text:p>
        </text:list-item>
        <text:list-item>
          <text:p text:style-name="P5">Vstřícný přístup k opozici - zapojování do poradních komisí a odpovědi spíše než mlčení a ignorování, poskytování informací opozici (s výjimkami stanovenými zákonem)</text:p>
        </text:list-item>
        <text:list-item>
          <text:p text:style-name="P5"><text:span text:style-name="T4">Zavedení</text:span> systém<text:span text:style-name="T4">u</text:span> projektového řízení do fungování Rady/koalice</text:p>
        </text:list-item>
        <text:list-item>
          <text:p text:style-name="P5">Pravidelné schůzky předsedů klubů k programu zastupitelstva ještě před tím, než program projedná Rada</text:p>
        </text:list-item>
        <text:list-item>
          <text:p text:style-name="P6"><text:span text:style-name="T4">T</text:span>ransparentní obsazování dozorčích rad <text:span text:style-name="T4">a představenstev městských firem dohodnout a schválit spolu s volbou nové Rady </text:span></text:p>
        </text:list-item>
        <text:list-item>
          <text:p text:style-name="P5"><text:span text:style-name="T4">Stanovení v</text:span>lastnick<text:span text:style-name="T4">é</text:span> politik<text:span text:style-name="T4">y</text:span> městských firem a <text:span text:style-name="T4">firem s </text:span>majetkov<text:span text:style-name="T7">ou</text:span> účastí <text:span text:style-name="T4">Prahy – již schválení ZHMP</text:span></text:p>
        </text:list-item>
        <text:list-item>
          <text:p text:style-name="P5">Etické kodexy zastupitelů na webu <text:span text:style-name="T4">minimálně v případech, kdy zastupitelé se zveřejněním souhlasí,</text:span> apel na nejvyšší úředníky, aby se připojili</text:p>
        </text:list-item>
        <text:list-item>
          <text:p text:style-name="P5">Otevřená diskuse s opozicí o kultivaci zasedání zastupitelstva (ne nočnímu a překvapivému jednání)</text:p>
        </text:list-item>
      </text:list>
      <text:p text:style-name="P1"/>
      <text:p text:style-name="P3">Boj proti korupci</text:p>
      <text:list xml:id="list4450844791164887170" text:style-name="L2">
        <text:list-item>
          <text:p text:style-name="P7">Schválení a uvádění v život protikorupční strategie</text:p>
        </text:list-item>
        <text:list-item>
          <text:p text:style-name="P8">Lepší zveřejňování smluv a jeho zavedení do všech organizací ovládaných Prahou <text:span text:style-name="T4">podle zásad schválených Radou.</text:span></text:p>
        </text:list-item>
        <text:list-item>
          <text:p text:style-name="P8"><text:span text:style-name="T4">Zavedení e</text:span>lektronick<text:span text:style-name="T4">ého</text:span> oběh<text:span text:style-name="T4">u</text:span> dokumentů</text:p>
        </text:list-item>
        <text:list-item>
          <text:p text:style-name="P8"><text:span text:style-name="T4">Z</text:span>veřej<text:span text:style-name="T4">ň</text:span>ování faktur</text:p>
        </text:list-item>
        <text:list-item>
          <text:p text:style-name="P7">Vytvoření fungujícího kontrolního systému – <text:span text:style-name="T4">audity v oblasti ICT, v dopravním podniku, projednávání kontrolních závěrů na Radě s gescí konkrétního zodpovědného radního</text:span></text:p>
        </text:list-item>
        <text:list-item>
          <text:p text:style-name="P7">Úřad, který systematicky dodržuje zákon o svobodném přístupu k informacím</text:p>
        </text:list-item>
        <text:list-item>
          <text:p text:style-name="P7">Průhledné změny územního plánu včetně průběžného zveřejňování podnětů na změnu <text:span text:style-name="T4">ú</text:span>zemního plánu, <text:span text:style-name="T8">vlastníka pozemku a odhadu zhodnocení dle cenové mapy</text:span></text:p>
        </text:list-item>
        <text:list-item>
          <text:p text:style-name="P7">Standardizace smluvních vzorů</text:p>
        </text:list-item>
      </text:list>
      <text:p text:style-name="P1"/>
      <text:p text:style-name="P3">Informatika</text:p>
      <text:list xml:id="list366199442428029426" text:style-name="L3">
        <text:list-item>
          <text:p text:style-name="P9">Důsledné plnění Radou schválených Tezí digitální strategie <text:a xlink:type="simple" xlink:href="http://zastupitelstvo.praha.eu/ina2014/inagetdocument.aspx?par=238045079087082043066051050020094087082043031030037039031039039020087082043031032032037035032" text:style-name="Internet_20_link" text:visited-style-name="Visited_20_Internet_20_Link">http://zastupitelstvo.praha.eu/ina2014/inagetdocument.aspx?par=238045079087082043066051050020094087082043031030037039031039039020087082043031032032037035032</text:a>, <text:span text:style-name="T4">(kliknout na veřejný přístup) </text:span>to znamená rušení vendor lock-in, otevřené soutěže, odstraňování JŘB, zohlednění open-source atd.</text:p>
        </text:list-item>
        <text:list-item>
          <text:p text:style-name="P9">Kvalitně dokončit otevřené soutěže na: Mepnet, IdM, Portál, JES, PragueMarket</text:p>
        </text:list-item>
        <text:list-item>
          <text:p text:style-name="P9">ISKŘ: přehodnotit / nahradit, rozpočet na tento systém se musí pohybovat v jiných řádech (směrem dolů)!</text:p>
        </text:list-item>
        <text:list-item>
          <text:p text:style-name="P9">Rozvíjet: OpenData (rozšiřovat datové sady), rozklikávací rozpočet - nezbytná součinnost ostatních radních a organizací! http://opendata.praha.eu/</text:p>
        </text:list-item>
        <text:list-item>
          <text:p text:style-name="P9">Podíl <text:span text:style-name="T7">Pirátů </text:span>na přípravě nové koncepce IT na pražském magistrátu</text:p>
        </text:list-item>
        <text:list-item>
          <text:p text:style-name="P9">Přejmenování Operátora Opencard a přidání působnosti městského institutu informatiky </text:p>
        </text:list-item>
        <text:list-item>
          <text:p text:style-name="P9">Standardizace formátů (včetně komerčních aplikací), přechod na open-source databáze, platformy a preferovaně webové aplikace (html5!)</text:p>
        </text:list-item>
      </text:list>
      <text:p text:style-name="P1"/>
      <text:p text:style-name="P3">Kostlivci ze skříně</text:p>
      <text:list xml:id="list8687825730347043824" text:style-name="L4">
        <text:list-item>
          <text:p text:style-name="P10"><text:span text:style-name="T8">Projednat možnosti ž</text:span>alob<text:span text:style-name="T8">y</text:span> na Béma <text:span text:style-name="T5">kvůli Opencard</text:span></text:p>
        </text:list-item>
        <text:list-item>
          <text:p text:style-name="P10"><text:soft-page-break/>Škodův palác - rozhodnout o budoucím sídle úředníků</text:p>
        </text:list-item>
        <text:list-item>
          <text:p text:style-name="P10">SMS jízdenky – <text:span text:style-name="T5">vyjednávat s Erikou o podmínkách jak předvídá platná smlouva. </text:span></text:p>
        </text:list-item>
        <text:list-item>
          <text:p text:style-name="P10">Revize smlouvy s Veolií</text:p>
        </text:list-item>
        <text:list-item>
          <text:p text:style-name="P10">Tunel Blanka - prošetřit kauzu auditem, zřídit autobusovou linku <text:span text:style-name="T5">tunelem</text:span></text:p>
        </text:list-item>
      </text:list>
      <text:p text:style-name="P1"/>
      <text:p text:style-name="P3">Svobodomyslná Praha</text:p>
      <text:list xml:id="list7250966744638704892" text:style-name="L5">
        <text:list-item>
          <text:p text:style-name="P11">Méně přísná (než navrhovaná) regulace buskingu, <text:span text:style-name="T8">jsme otevření řešení problémů způsobených současnou příliš volnou regulaci</text:span></text:p>
        </text:list-item>
      </text:list>
      <text:p text:style-name="P1"/>
      <text:p text:style-name="P3">Doprava</text:p>
      <text:list xml:id="list5497222472678637704" text:style-name="L6">
        <text:list-item>
          <text:p text:style-name="P12">Zvýšit podíl investic na zpříjemnění pěší a cyklistické dopravy</text:p>
        </text:list-item>
      </text:list>
      <text:p text:style-name="P1"/>
      <text:p text:style-name="P3">Další program</text:p>
      <text:list xml:id="list1503010569813993715" text:style-name="L7">
        <text:list-item>
          <text:p text:style-name="P13">Zveřejňování zaměstnaneckých děl na školách</text:p>
        </text:list-item>
        <text:list-item>
          <text:p text:style-name="P13">Transparentní dotace pro sport (např. zveřejňovat rozpočty akcí, dodavatele zakázek atd.), spravedlivě podle druhu sportu a počtu mládežnických sportovců</text:p>
        </text:list-item>
        <text:list-item>
          <text:p text:style-name="P13">Prostor pro připomínky veřejnosti přímo na místech, kam veřejnost na pražském webu / webech / chodí (například připomínky ke změnám územního plánu přímo u jednotlivých změn na webu, podněty k jednání výborů a zastupitelstva přímo na stránkách výborů a zastupitelstva atp.)</text:p>
        </text:list-item>
      </text:list>
      <text:p text:style-name="P1"/>
      <text:h text:style-name="P18" text:outline-level="2">Postoj k aktuálním velkým tématům</text:h>
      <text:p text:style-name="P1"/>
      <text:p text:style-name="P1"><text:span text:style-name="T1">Hazard</text:span> </text:p>
      <text:p text:style-name="P1">Ponechat minimálně casina a umožnit živé hry. Co se prohibice týče, vyhovuje nám, pokud bude vyhláška respektovat přání městských částí. Současně <text:span text:style-name="T5">podporujeme</text:span> systém přerozdělování peněz tak, aby bylo pro MČ méně výhodné hazard podporovat. Chceme aby město průběžně sledovalo jaký dopad má lokální prohibice na rozsah nelegálního hazardu. Výhledově prosazujeme, aby herny fungovaly v prostorách vlastněných městem. </text:p>
      <text:p text:style-name="P1"/>
      <text:p text:style-name="P1"><text:span text:style-name="T1">Městský okruh, </text:span><text:span text:style-name="T2">o</text:span><text:span text:style-name="T1">bchvat Prahy</text:span> – <text:span text:style-name="T6">podporujeme vytvoření pracovní skupiny napříč stranami v zastupitelstvu, která bude usilovat o konsenzus či kompromis v dobudování těchto dvou staveb. </text:span></text:p>
      <text:p text:style-name="P1"/>
      <text:p text:style-name="P3">Celopražský svoz odpadu</text:p>
      <text:p text:style-name="P4">Vyhovuje nám dvouletá garantovaná doba a roční výpovědní lhůta, jak je to v současnosti připravováno.</text:p>
      <text:p text:style-name="P1"/>
      <text:p text:style-name="P1"><text:span text:style-name="T1">Parkování</text:span> </text:p>
      <text:list xml:id="list5556091399807621628" text:style-name="L8">
        <text:list-item>
          <text:p text:style-name="P14">Jednotný systém zón celopražsky (funkční pro rezidenty i pro dojíždějící a turisty) </text:p>
        </text:list-item>
        <text:list-item>
          <text:p text:style-name="P14">Konkrétní vymezení nechat na Městských částech</text:p>
        </text:list-item>
        <text:list-item>
          <text:p text:style-name="P14">Více P+R parkovišť tam, kde jsou potřeba, rozumnější (= vyšší) ceny parkování tam, kde je velký přetlak</text:p>
        </text:list-item>
      </text:list>
      <text:p text:style-name="P1"/>
      <text:p text:style-name="P3">Opencard</text:p>
      <text:p text:style-name="P1">Pokračovat v dosud nastoleném trendu: nechat papírové jízdné, akceptovat bankovní karty a aplikace, ukončit monopoly Eriky a EMS, umožnit mobilní a internetové aplikace (Prague Market), výhledově ukončit výdej nových karet Opencard, náklady vývoje a distribuce nových řešení nemá nést město. </text:p>
      <text:p text:style-name="P1"/>
      <text:p text:style-name="P3">Metropolitní plán</text:p>
      <text:list xml:id="list8668420013121063940" text:style-name="L9">
        <text:list-item>
          <text:p text:style-name="P15"><text:soft-page-break/>Chceme transparentní vyhodnocení <text:span text:style-name="T8">jako u změn územního plánu</text:span>, prosazujeme důslednou výškovou regulaci, podporujeme co nejširší zapojení veřejnosti do přípravy metropolitního plánu. </text:p>
        </text:list-item>
        <text:list-item>
          <text:p text:style-name="P15">Souhlasíme s tím, aby se město nerozšiřovalo do šířky, využití brownfieldů, ale také by měla existovat dostatečně velká nabídka parcel (proti monopolizaci)</text:p>
        </text:list-item>
      </text:list>
      <text:p text:style-name="P1"/>
      <text:p text:style-name="P3">Metro D</text:p>
      <text:p text:style-name="P1">Chceme doklady o tom, že zvolené trasování dává smysl z hlediska budoucí vytíženosti metra. Podobně chceme ověřit, že plánované stanice jsou optimálně umístěné. V případě splnění těchto dvou podmínek podporujeme prioritní realizaci této stavby. Chceme od města věcnou reakci na tento podnět: <text:a xlink:type="simple" xlink:href="http://svobodneforum.cz/prazske-metro-d-se-vyhyba-lidem-a-konci-v-poli-proc/" text:style-name="Internet_20_link" text:visited-style-name="Visited_20_Internet_20_Link">http://svobodneforum.cz/prazske-metro-d-se-vyhyba-lidem-a-konci-v-poli-proc/</text:a></text:p>
      <text:p text:style-name="P1"/>
      <text:p text:style-name="P1"><text:span text:style-name="T1">Správa majetku města</text:span> </text:p>
      <text:p text:style-name="P2">Chceme jasnou koncepci hospodaření s majetkem. Veřejnost musí znát dle jakých metodik se s majetkem pracuje (prodává, pronajímá, rekonstruuje). Prvními kroky jsou:</text:p>
      <text:list xml:id="list4868087229831511921" text:style-name="L10">
        <text:list-item>
          <text:p text:style-name="P16">zveřejnění Analýzy nakládání s nebytovými prostory od IPR</text:p>
        </text:list-item>
        <text:list-item>
          <text:p text:style-name="P16">zveřejnění seznamu všech nájmů městských nemovitostí <text:span text:style-name="T8">(bez chráněných osobních údajů) </text:span>s co nejvíce metadaty</text:p>
        </text:list-item>
        <text:list-item>
          <text:p text:style-name="P16">udělat audit nakládání s nebytovým majetkem</text:p>
        </text:list-item>
        <text:list-item>
          <text:p text:style-name="P16">zveřejnit náklady/výnosy u jednotlivých budov</text:p>
        </text:list-item>
        <text:list-item>
          <text:p text:style-name="P16"><text:span text:style-name="T8">vytvořit </text:span>koncepc<text:span text:style-name="T8">i</text:span> sociálního bydlení (označit, jaké byty budou sociální a jaké ne)</text:p>
        </text:list-item>
      </text:list>
      <text:p text:style-name="P1"/>
      <text:h text:style-name="Heading_20_2" text:outline-level="2">Hlavní požadavky v případě koalice/<text:span text:style-name="T6">smlouvy o podpoře</text:span></text:h>
      <text:p text:style-name="P1"/>
      <text:p text:style-name="P3">Náměstek/radní pro otevřenost</text:p>
      <text:p text:style-name="P1"/>
      <text:p text:style-name="P1">kompetence: vnitřní kontrolní systém, protikorupční opatření, zveřej<text:span text:style-name="T3">ň</text:span>ování, informatika, (legislativa)</text:p>
      <text:p text:style-name="P1"/>
      <text:p text:style-name="P1">Všechny materiály na radu předem proti podpisu - dostatečný sekretariát na analýzu materiálů</text:p>
      <text:p text:style-name="P1"/>
      <text:p text:style-name="P1">Poměrný počet ve vedení výborů/politických místech</text:p>
      <text:p text:style-name="P1"/>
      <text:p text:style-name="P1">Lze vycházet z platného programového prohlášení a upravit ho formou dohodnutých změn, <text:span text:style-name="T8">ale není podmínkou, v případě přepracování chceme konkrétnější a termínovanou podobu</text:span></text:p>
      <text:p text:style-name="P1"/>
      <text:p text:style-name="P1">Koaliční smlouva musí upravovat mechanismy pro efektivní řešení sporů, projednávání nových záměrů a musí respektovat zastupitelský slib</text:p>
      <text:p text:style-name="P1"/>
      <text:p text:style-name="P1">Zastupitelé jsou ochotni zavázat se podpořit usnesení na zastupitelstvu, které vyjde z koaliční smlouvy a se kterým souhlasí (dokumenty budou projednávány před radou s dostatečným čas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5:07:20.662000000</meta:creation-date>
    <dc:date>2015-12-07T13:06:27.116793889</dc:date>
    <meta:editing-duration>PT42M7S</meta:editing-duration>
    <meta:editing-cycles>6</meta:editing-cycles>
    <meta:generator>LibreOffice/4.4.2.2$Linux_X86_64 LibreOffice_project/40m0$Build-2</meta:generator>
    <meta:document-statistic meta:table-count="0" meta:image-count="0" meta:object-count="0" meta:page-count="3" meta:paragraph-count="73" meta:word-count="939" meta:character-count="6929" meta:non-whitespace-character-count="6091"/>
  </office:meta>
</office:document-meta>
</file>